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2025-05-28 17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2025-04-28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2025-03-26 18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2025-02-25 13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2025-01-2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2024-12-26 15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2024-11-21 16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2024-10-28 21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2024-09-25 15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2024-08-28 14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2024-07-31 17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2024-06-26 14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2024-05-29 14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2024-04-24 18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2024-03-27 1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2024-02-26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2024-01-30 15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2023-12-20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2023-11-27 15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2023-10-24 20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2023-09-20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2023-08-29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2023-07-26 14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2023-06-21 14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2023-05-30 12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2023-05-08 20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2023-04-26 14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2023-03-22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2023-02-22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2023-01-30 15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2022-12-21 15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2022-11-28 16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2022-10-26 14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2022-09-21 14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2022-08-30 13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2022-07-27 14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2022-06-29 16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2022-05-31 14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2022-04-27 12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2022-03-23 12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2022-02-23 14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2022-01-24 15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2021-12-20 14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2021-11-22 13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2021-10-25 14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2021-09-20 14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2021-08-25 14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2021-07-28 13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2021-06-29 12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2021-05-27 16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2021-04-20 20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2021-03-29 20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2021-02-23 20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2021-01-26 21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2020-12-15 17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2020-11-23 20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2020-10-29 18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2020-10-14 21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2020-09-28 20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2020-08-26 18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2020-07-2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2020-06-29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2020-06-23 20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2020-05-28 19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2020-04-29 20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2020-02-25 22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2020-01-28 22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2019-12-30 15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2019-11-25 17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2019-10-29 15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2019-09-23 12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2019-08-12 12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2019-07-22 12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2019-06-17 12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2019-05-20 13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2019-04-29 12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2019-03-18 12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2019-02-19 13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2018-12-17 13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2018-11-19 13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2018-10-22 12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2018-09-24 12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2018-09-05 21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2018-07-23 12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2018-06-25 12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2018-05-21 12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2018-04-17 12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2018-03-26 12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2018-02-26 13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2018-01-23 13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2017-12-18 13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2017-11-20 13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2017-10-23 12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2017-09-25 12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2017-08-29 12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2017-07-24 12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2017-06-26 12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2017-05-22 12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2017-04-24 12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2017-03-27 12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2017-02-22 13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2017-01-23 13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2016-12-19 13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2016-11-28 13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2016-10-31 12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2016-09-26 12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2016-08-22 12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2016-07-25 12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2016-06-27 12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2016-05-23 12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2016-04-26 13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2016-03-23 12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2016-02-22 13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2016-01-21 13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2015-12-21 14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2015-11-23 13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2015-10-20 13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2015-09-28 13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2015-08-26 13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2015-07-27 13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2015-06-23 13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2015-05-27 14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2015-04-20 13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2015-03-23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2015-02-24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2015-01-20 13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2014-12-17 15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2014-11-25 18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2014-10-27 13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2014-09-30 17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2014-08-27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2014-07-31 18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2014-06-27 18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2014-05-30 18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2014-04-29 19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2014-04-01 15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2014-03-04 19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2014-01-28 19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2013-12-31 17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2013-11-26 19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2013-10-31 18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2013-09-24 17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2013-08-29 17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2013-07-31 20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2013-06-25 20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2013-05-31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2013-04-3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2013-03-27 18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2013-02-24 19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2013-02-01 19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2012-12-20 12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2012-11-27 14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2012-11-05 12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2012-09-18 13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2012-08-27 12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2012-07-23 14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2012-06-25 15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2012-05-23 13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2012-04-30 15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2012-03-27 13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2012-02-28 14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2012-01-24 14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2011-11-30 01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2011-10-25 19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2011-09-26 12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2011-08-31 12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2011-07-26 11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2011-06-27 12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2011-05-23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2011-04-25 12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2011-03-28 13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2011-02-22 12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2011-01-24 11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2010-12-20 11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2010-11-22 11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2010-10-26 11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2010-10-07 12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2010-09-27 20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2010-08-24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2010-07-27 13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2010-06-29 15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2010-05-25 16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2010-04-26 12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2010-03-29 16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2010-02-22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2010-01-27 15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2009-12-21 14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2009-11-23 12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2009-10-26 11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2009-09-28 12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2009-08-25 17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2009-07-31 00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2009-06-26 11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2009-05-26 12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2009-04-28 15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2009-03-23 14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2009-02-23 13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2009-01-22 13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2008-12-29 13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2008-11-24 13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2008-10-27 12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2008-09-26 11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2008-08-28 12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2008-07-31 12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2008-06-26 11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2008-05-28 16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2008-04-25 12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2008-03-27 16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2008-02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2008-0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2007-12-21 13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2007-11-30 14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2007-10-26 12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2007-09-28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2007-08-24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2007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2007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2007-05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2007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2007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2007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2007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2006-1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2006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2006-10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2006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2006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2006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2006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2006-05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2006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2006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2006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2006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2005-1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2005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2005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2005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2005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2005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2005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2005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2005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2005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2005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2005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2004-1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2004-1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2004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2004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2004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2004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2004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2004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2004-04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2004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2004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2004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2003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2003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2003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2003-09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2003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2003-07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2003-07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2003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2003-05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2003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2003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2003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2003-0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2002-1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2002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2002-10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2002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2002-09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2002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2002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2002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2002-05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2002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2002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2002-0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2002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2001-1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2001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2001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2001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2001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2001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2001-06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2001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2001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2001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2001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2001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2000-1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2000-1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2000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2000-09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2000-08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2000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2000-06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2000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2000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2000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2000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2000-0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2000-0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99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99-1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99-10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99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99-08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99-07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99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99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99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99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99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99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98-1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98-1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98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98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98-08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98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98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98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98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98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98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98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97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97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97-10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97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97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97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97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97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97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97-03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97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97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96-1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96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96-10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96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96-08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96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96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96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96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96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96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96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95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95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95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95-08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95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95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95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95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95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95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95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94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94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94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94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94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94-08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94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94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94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94-04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94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94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93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93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93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93-09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93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93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93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93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93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93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93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93-0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92-1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92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92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92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92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92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92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92-05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92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92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92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92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91-1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91-1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91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91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91-08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91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91-06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91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91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91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91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91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90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90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90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90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90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90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90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90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90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90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90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90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89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89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89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89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89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89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89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89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89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89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89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89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88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88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88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88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88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88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88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88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88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88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88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88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87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87-1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87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87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87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87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87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87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87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87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87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87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86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86-1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86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86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86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86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86-06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86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86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86-03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86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86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85-1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85-1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85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85-09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85-08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85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85-06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85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85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85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85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85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84-1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84-1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84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84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84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84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84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84-05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84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84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84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84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83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83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83-10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83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83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83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83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83-05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83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83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83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83-0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82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82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82-10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82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82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82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82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82-05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82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82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82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81-1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81-1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81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81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81-08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81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81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81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81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81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81-0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81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80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80-1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80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80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80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80-07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80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80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80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80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80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80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79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79-1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79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79-09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79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79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79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79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79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79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79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79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78-1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78-1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78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78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78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78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78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78-05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78-04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78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78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78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77-1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77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77-10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77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77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77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77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77-05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77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77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77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77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76-1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76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76-10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76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76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76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76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76-05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76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76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76-0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76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75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75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75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75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75-08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75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75-06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75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75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75-03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75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75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74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74-1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74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74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74-08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74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74-06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74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74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74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74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74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73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73-1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73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73-09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73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73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73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73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73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73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73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73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72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72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72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72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72-08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72-07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72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72-05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72-04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72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72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72-0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71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71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71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71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71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71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71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71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71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71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71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71-0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70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70-1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70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70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70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70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70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70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70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70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70-0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70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69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69-1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69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69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69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69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69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69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69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69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69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68-1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68-1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68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68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68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68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68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68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68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68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68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68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67-1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67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67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67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67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67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67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67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67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67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67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67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66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66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66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66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66-08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66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66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66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66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66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66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66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65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65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65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65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65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65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65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65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65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65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65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65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64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64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64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64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64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64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64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64-05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64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64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64-0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64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63-1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63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63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63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63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63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63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63-05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63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63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63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63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62-1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62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62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62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62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62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62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62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62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62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62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62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61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61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61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61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61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61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61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61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61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61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61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61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60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60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60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60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60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60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60-07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60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60-05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60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60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60-0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59-1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59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59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59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59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59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59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59-05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59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59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59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59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58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58-1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58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58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58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58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58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58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58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58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58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58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57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57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57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57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57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57-08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57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57-05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57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57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57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57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56-1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56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56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56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56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56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56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56-05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56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56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56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56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55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55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55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55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55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55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55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55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55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55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55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55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54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54-1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54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54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54-09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54-08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54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54-05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54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54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54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54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53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53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53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53-10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53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53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53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53-05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53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53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53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53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52-1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52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52-11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52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52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52-08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52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52-05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52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52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52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52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51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51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51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51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51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51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51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51-05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51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51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51-03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51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50-1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50-1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50-10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50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50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50-08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50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50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50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50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50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49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49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49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49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49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49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49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49-05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49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49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49-03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49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48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48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48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48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48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48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48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48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48-05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48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48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48-0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47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47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47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47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47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47-08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47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47-06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47-05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48071325001</text:p>
          </table:table-cell>
          <table:table-cell office:value-type="string" calcext:value-type="string">
            <text:p>RI-NSW <text:s text:c="2"/>21</text:p>
          </table:table-cell>
          <table:table-cell office:value-type="string" calcext:value-type="string">
            <text:p>1947-05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763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5676" meta:object-count="0"/>
    <meta:user-defined meta:name="AppVersion">3.0</meta:user-defined>
  </office:meta>
</office:document-meta>
</file>